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2d948" officeooo:paragraph-rsid="0002d948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40pt" officeooo:rsid="0002d948" officeooo:paragraph-rsid="0002d948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40pt" officeooo:rsid="0002d948" officeooo:paragraph-rsid="0002d948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fo:font-size="15pt" officeooo:rsid="0002d948" officeooo:paragraph-rsid="0002d948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2d948" officeooo:paragraph-rsid="0003d473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02d948" officeooo:paragraph-rsid="00056279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02d948" officeooo:paragraph-rsid="0006b0b6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02d948" officeooo:paragraph-rsid="0008acf7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02d948" officeooo:paragraph-rsid="0008ce17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02d948" officeooo:paragraph-rsid="00092980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02d948" officeooo:paragraph-rsid="000ac0b1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officeooo:rsid="0002d948" officeooo:paragraph-rsid="000bdc06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officeooo:rsid="0002d948" officeooo:paragraph-rsid="000c45be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officeooo:rsid="0003d473" officeooo:paragraph-rsid="0003d473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fo:font-size="15pt" officeooo:rsid="0008acf7" officeooo:paragraph-rsid="0008acf7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5pt" officeooo:rsid="000ac0b1" officeooo:paragraph-rsid="000ac0b1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fo:font-size="15pt" officeooo:rsid="0008acf7" officeooo:paragraph-rsid="0008acf7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fo:font-size="15pt" officeooo:rsid="00092980" officeooo:paragraph-rsid="00092980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fo:font-size="15pt" officeooo:rsid="000ac0b1" officeooo:paragraph-rsid="000ac0b1" style:font-size-asian="15pt" style:font-size-complex="15pt"/>
    </style:style>
    <style:style style:name="T1" style:family="text">
      <style:text-properties officeooo:rsid="0003d473"/>
    </style:style>
    <style:style style:name="T2" style:family="text">
      <style:text-properties officeooo:rsid="00056279"/>
    </style:style>
    <style:style style:name="T3" style:family="text">
      <style:text-properties officeooo:rsid="0006b0b6"/>
    </style:style>
    <style:style style:name="T4" style:family="text">
      <style:text-properties officeooo:rsid="0008acf7"/>
    </style:style>
    <style:style style:name="T5" style:family="text">
      <style:text-properties officeooo:rsid="0008ce17"/>
    </style:style>
    <style:style style:name="T6" style:family="text">
      <style:text-properties officeooo:rsid="00092980"/>
    </style:style>
    <style:style style:name="T7" style:family="text">
      <style:text-properties officeooo:rsid="000ac0b1"/>
    </style:style>
    <style:style style:name="T8" style:family="text">
      <style:text-properties officeooo:rsid="000bdc06"/>
    </style:style>
    <style:style style:name="T9" style:family="text">
      <style:text-properties officeooo:rsid="000c45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jo Practico N°2</text:p>
      <text:p text:style-name="P1"/>
      <text:p text:style-name="P2">Algoritmos de programacion</text:p>
      <text:p text:style-name="P2"/>
      <text:p text:style-name="P2">Alumno: Lopez Luciano</text:p>
      <text:p text:style-name="P2"><text:s/></text:p>
      <text:p text:style-name="P2">Curso: r104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<text:soft-page-break/>2.1 </text:p>
      <text:p text:style-name="P4">Escribir un programa que imprima la leyenda ”Lenguaje C” en pantalla. </text:p>
      <text:p text:style-name="P4">void main(void) </text:p>
      <text:p text:style-name="P4">{ </text:p>
      <text:p text:style-name="P4"><text:s text:c="2"/>printf("Hello World!/n"); </text:p>
      <text:p text:style-name="P4"><text:s text:c="2"/>return 0; </text:p>
      <text:p text:style-name="P4">} </text:p>
      <text:p text:style-name="P4">/* <text:tab/><text:tab/>Pseudocodigo<text:tab/><text:tab/>*/ </text:p>
      <text:p text:style-name="P4">/* </text:p>
      <text:p text:style-name="P4">* Imprimir Hello World! <text:s text:c="7"/>*/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#include &lt;stdio.h&gt; </text:p>
      <text:p text:style-name="P4">/*<text:tab/><text:tab/><text:tab/><text:tab/>2.2<text:tab/><text:tab/><text:tab/><text:tab/>*/ </text:p>
      <text:p text:style-name="P4">/*Escribir un programa que calcule la diferencia entre dos n ́ </text:p>
      <text:p text:style-name="P4"><text:s text:c="2"/>numeros e indique si el resultado es positivo, negativo o cero.*/ </text:p>
      <text:p text:style-name="P4">//<text:span text:style-name="T1">Declaracion de varibles</text:span></text:p>
      <text:p text:style-name="P4">int resultado =0; </text:p>
      <text:p text:style-name="P4">int minuendo=4; </text:p>
      <text:p text:style-name="P4">int sustraendo=-3; </text:p>
      <text:p text:style-name="P4"/>
      <text:p text:style-name="P4">int main (void) </text:p>
      <text:p text:style-name="P4">{ </text:p>
      <text:p text:style-name="P5">// <text:span text:style-name="T1">Restamos </text:span><text:s/></text:p>
      <text:p text:style-name="P5"><text:s/>resultado = sustraendo - minuendo; </text:p>
      <text:p text:style-name="P5"><text:s/>/* <text:span text:style-name="T1">Preguntamos SI el resultado es menor que 0, si es asi imprimimos </text:span></text:p>
      <text:p text:style-name="P14">que el resultado es negativo SINO, se imprimira que el resultado es positivo*/</text:p>
      <text:p text:style-name="P4"><text:s text:c="2"/>if(resultado&lt;0) </text:p>
      <text:p text:style-name="P4"><text:s text:c="4"/>printf("Resultado negativo /n"); </text:p>
      <text:p text:style-name="P4"><text:s text:c="2"/>else<text:tab/> </text:p>
      <text:p text:style-name="P4"><text:s text:c="4"/>printf("Resultado Positivo /n"); </text:p>
      <text:p text:style-name="P4"><text:s text:c="2"/>return 0; </text:p>
      <text:p text:style-name="P4">} </text:p>
      <text:p text:style-name="P4">/*<text:tab/><text:tab/><text:tab/>Pseudocodigo<text:tab/><text:tab/><text:tab/>*/ </text:p>
      <text:p text:style-name="P4">/* </text:p>
      <text:p text:style-name="P4"><text:s/>* Declarar variables </text:p>
      <text:p text:style-name="P4"><text:s/>* -&gt; resultado </text:p>
      <text:p text:style-name="P4"><text:s/>* -&gt; minuendo </text:p>
      <text:p text:style-name="P4"><text:s/>* -&gt; sustraendo </text:p>
      <text:p text:style-name="P4"><text:s/>* </text:p>
      <text:p text:style-name="P4"><text:s/>* Hacer la cuenta sustraendo - minuendo </text:p>
      <text:p text:style-name="P4"><text:s/>* Almacenar ese resultado en la variable resultado </text:p>
      <text:p text:style-name="P4"><text:s/>* </text:p>
      <text:p text:style-name="P4"><text:s/>* Preguntar </text:p>
      <text:p text:style-name="P4"><text:s/>* </text:p>
      <text:p text:style-name="P4"><text:s/>* Si reusltado &lt; 0 </text:p>
      <text:p text:style-name="P4"><text:s/>* <text:tab/>Imprimir Resultado negativo </text:p>
      <text:p text:style-name="P4"><text:s/>* sino </text:p>
      <text:p text:style-name="P4"><text:s/>* <text:tab/>Imprimir Resultado Positivo </text:p>
      <text:p text:style-name="P4"><text:s/>*/ </text:p>
      <text:p text:style-name="P4"/>
      <text:p text:style-name="P4"/>
      <text:p text:style-name="P4"/>
      <text:p text:style-name="P4"/>
      <text:p text:style-name="P4"><text:soft-page-break/></text:p>
      <text:p text:style-name="P5">/*<text:tab/><text:tab/><text:tab/><text:tab/><text:tab/>2.3 </text:p>
      <text:p text:style-name="P5">Escribir un programa que calcule la superficie de un c ́ırculo cuyo radio se ingresa </text:p>
      <text:p text:style-name="P5"><text:tab/><text:tab/><text:tab/><text:tab/> <text:s text:c="3"/>por teclado </text:p>
      <text:p text:style-name="P5">*/ </text:p>
      <text:p text:style-name="P4">//<text:span text:style-name="T1">Incluimos la biblioteca math.h para para la funcion pow (potencia)</text:span></text:p>
      <text:p text:style-name="P4">#include &lt;stdio.h&gt; </text:p>
      <text:p text:style-name="P4">#include &lt;math.h&gt; </text:p>
      <text:p text:style-name="P4">// <text:span text:style-name="T1">Declaramos varibles y definimos pi como constante</text:span></text:p>
      <text:p text:style-name="P4">float resultado =0; </text:p>
      <text:p text:style-name="P4">float radio=4; </text:p>
      <text:p text:style-name="P4">#define pi 3.1416 </text:p>
      <text:p text:style-name="P4">//<text:span text:style-name="T1">Inicio del main</text:span></text:p>
      <text:p text:style-name="P4">int main (void) </text:p>
      <text:p text:style-name="P4">{ </text:p>
      <text:p text:style-name="P5"><text:s text:c="2"/>//<text:span text:style-name="T1">Ingresamos por teclado, el valor del radio</text:span></text:p>
      <text:p text:style-name="P5"><text:s text:c="2"/>scanf("%f",&amp;radio); </text:p>
      <text:p text:style-name="P5"><text:s text:c="2"/>/* <text:span text:style-name="T1">Hacemos la operacion de pontecia: radio^² * pi y lo alamacenamos en <text:s text:c="4"/>resultado*/</text:span></text:p>
      <text:p text:style-name="P5"><text:s text:c="2"/>resultado = pi * pow(2,radio); </text:p>
      <text:p text:style-name="P4"><text:s text:c="2"/>//<text:span text:style-name="T1">Imprimimos en pantalla el resultado</text:span></text:p>
      <text:p text:style-name="P4"><text:s text:c="2"/>printf("El resultado es %f",resultado); </text:p>
      <text:p text:style-name="P4"><text:s text:c="2"/>return 0; </text:p>
      <text:p text:style-name="P4">} </text:p>
      <text:p text:style-name="P4"/>
      <text:p text:style-name="P4">/* </text:p>
      <text:p text:style-name="P4">Pseudocodigo </text:p>
      <text:p text:style-name="P4"/>
      <text:p text:style-name="P4">Declarar variables: </text:p>
      <text:p text:style-name="P4">-&gt; resultado </text:p>
      <text:p text:style-name="P4">-&gt; radio </text:p>
      <text:p text:style-name="P4"/>
      <text:p text:style-name="P4">Ingresar valores por el <text:s/>teclado del radio </text:p>
      <text:p text:style-name="P4">Multiplicar la constante pi por el cuadrado del radio </text:p>
      <text:p text:style-name="P4">Alamacenar el resultado de esa operacion en la variable resultado </text:p>
      <text:p text:style-name="P4">imprimir en pantalla la variable resultado </text:p>
      <text:p text:style-name="P4">*/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/*<text:tab/><text:tab/><text:tab/><text:tab/><text:tab/>2.5 </text:p>
      <text:p text:style-name="P4"><text:s text:c="6"/>Escribir un programa donde ingresa por teclado una temperatura expresada en </text:p>
      <text:p text:style-name="P4"><text:s text:c="6"/>grados Celsius. Calcula su valor en grados Kelvin, y muestra por pantalla el </text:p>
      <text:p text:style-name="P4"><text:s text:c="6"/>valor en °C y su equivalente en °K. (Recordar °C = °K − 273) </text:p>
      <text:p text:style-name="P4">*/ </text:p>
      <text:p text:style-name="P4">#include &lt;stdio.h&gt; </text:p>
      <text:p text:style-name="P4">// <text:span text:style-name="T1">Declaramos las variables</text:span></text:p>
      <text:p text:style-name="P4">float celcious,kelvin; </text:p>
      <text:p text:style-name="P4"/>
      <text:p text:style-name="P4">int main (void) </text:p>
      <text:p text:style-name="P4">{ </text:p>
      <text:p text:style-name="P5"><text:s/>// <text:span text:style-name="T1">Imprimimos mensaje de bienvenida asi queda mas lindo</text:span> </text:p>
      <text:p text:style-name="P5"><text:s/>printf("Bienvenido Por Favor Introduzca La temperatura en grados celcious /n "); </text:p>
      <text:p text:style-name="P4"><text:s text:c="2"/>// <text:span text:style-name="T1">Leemos el valor ingresado por el telcado</text:span></text:p>
      <text:p text:style-name="P4"><text:s text:c="2"/>scanf("%f",&amp;celcious); </text:p>
      <text:p text:style-name="P4"><text:s text:c="2"/>// <text:span text:style-name="T1">A la variable celcious le sumamos 273 y ese resultado se guarda en Kelvin</text:span></text:p>
      <text:p text:style-name="P4"><text:s text:c="2"/>kelvin = celcious + 273; </text:p>
      <text:p text:style-name="P5"><text:s text:c="2"/>// <text:span text:style-name="T1">Imprimimos tanto el valor en celcious como en kelvin</text:span></text:p>
      <text:p text:style-name="P5"><text:s text:c="2"/>printf("La temperatura en Grados Kelvin = %5.3f", kelvin); </text:p>
      <text:p text:style-name="P4"><text:s text:c="2"/>printf("La temperatura en Grados Celcious = %5.3f", celcious); </text:p>
      <text:p text:style-name="P4"/>
      <text:p text:style-name="P4"><text:s text:c="2"/>return 0; </text:p>
      <text:p text:style-name="P4">} </text:p>
      <text:p text:style-name="P4">/* </text:p>
      <text:p text:style-name="P4">Psuedocodigo: </text:p>
      <text:p text:style-name="P4">Declarar variables </text:p>
      <text:p text:style-name="P4"><text:s text:c="2"/>-&gt; Celcious </text:p>
      <text:p text:style-name="P4"><text:s text:c="2"/>-&gt; Kelvin </text:p>
      <text:p text:style-name="P4"/>
      <text:p text:style-name="P4">Tomar el valor ingresado por el teclado </text:p>
      <text:p text:style-name="P4">Alamacenarlo en un una variable (celcious) </text:p>
      <text:p text:style-name="P4">Conventir de celcious a Kelvin -----&gt; kelvin = celcious + 273 </text:p>
      <text:p text:style-name="P4">Imprimir el resultado de los grados kelvin </text:p>
      <text:p text:style-name="P4"><text:soft-page-break/>De paso tambien los grados celcious </text:p>
      <text:p text:style-name="P4">*/ </text:p>
      <text:p text:style-name="P4"/>
      <text:p text:style-name="P4"><text:s text:c="2"/></text:p>
      <text:p text:style-name="P4"/>
      <text:p text:style-name="P4"/>
      <text:p text:style-name="P4"/>
      <text:p text:style-name="P4">/*<text:tab/><text:tab/><text:tab/><text:tab/><text:tab/>2.4 </text:p>
      <text:p text:style-name="P4"><text:s/>Escribir un programa tal que ingresados los coeficientes A, B y C de una ecuaci ́on </text:p>
      <text:p text:style-name="P4">cuadŕatica,informe sus ra ́ıces, en caso de que las mismas sean imaginarias pre- </text:p>
      <text:p text:style-name="P4">sentar una leyenda indicativa en la pantalla. </text:p>
      <text:p text:style-name="P4">*/ </text:p>
      <text:p text:style-name="P4"/>
      <text:p text:style-name="P4">#include &lt;stdio.h&gt; </text:p>
      <text:p text:style-name="P4"/>
      <text:p text:style-name="P4">//<text:span text:style-name="T1">Declaracion de variables</text:span></text:p>
      <text:p text:style-name="P4"/>
      <text:p text:style-name="P4">int a=1; </text:p>
      <text:p text:style-name="P4">int b=1; </text:p>
      <text:p text:style-name="P4">int c=1; </text:p>
      <text:p text:style-name="P4"/>
      <text:p text:style-name="P4">int main (void) </text:p>
      <text:p text:style-name="P4">{ </text:p>
      <text:p text:style-name="P4"><text:s text:c="2"/></text:p>
      <text:p text:style-name="P5"><text:s text:c="4"/>// <text:span text:style-name="T1">Imprimimos en pantalla mensaje de bienvenida</text:span></text:p>
      <text:p text:style-name="P5"><text:s text:c="4"/>printf("Bienvenido Por Favor Introduzca A,B y C \n "); </text:p>
      <text:p text:style-name="P5"><text:s text:c="4"/>// <text:span text:style-name="T1">Ingresamos el valor del lado A</text:span></text:p>
      <text:p text:style-name="P5"><text:s text:c="7"/>printf("A \n"); </text:p>
      <text:p text:style-name="P5"><text:s text:c="4"/>// <text:span text:style-name="T1">Leemos el valor del teclado </text:span></text:p>
      <text:p text:style-name="P5"><text:s text:c="4"/>scanf("%u",&amp;a); </text:p>
      <text:p text:style-name="P5"><text:s text:c="4"/>// <text:span text:style-name="T1">Hacemos la validacion de datos si el numero es menor o igual <text:s/>a 0 pedimos </text:span></text:p>
      <text:p text:style-name="P5"><text:s text:c="4"/>// <text:span text:style-name="T1">que ingresen de nuevo el numero</text:span></text:p>
      <text:p text:style-name="P4"><text:s text:c="4"/>if( (a&lt;0) | (a==0) ) </text:p>
      <text:p text:style-name="P4"><text:s text:c="4"/>{ </text:p>
      <text:p text:style-name="P4"><text:s text:c="6"/>printf("Por favor introduzca un valor distinto y mayor que 0 \n"); </text:p>
      <text:p text:style-name="P5"><text:s text:c="6"/>// <text:span text:style-name="T1">Leemos de vuelta el valor ingresado por el teclado</text:span></text:p>
      <text:p text:style-name="P5"><text:s text:c="6"/>scanf("%u",&amp;a); </text:p>
      <text:p text:style-name="P4"><text:s text:c="4"/>} <text:s/></text:p>
      <text:p text:style-name="P4"><text:s text:c="4"/>// <text:span text:style-name="T1">Ingresamos el valor del lado <text:s/>B</text:span></text:p>
      <text:p text:style-name="P4"><text:s text:c="4"/>printf("B \n "); </text:p>
      <text:p text:style-name="P4"><text:s text:c="4"/>scanf("%u",&amp;b); </text:p>
      <text:p text:style-name="P5"><text:soft-page-break/><text:s text:c="5"/></text:p>
      <text:p text:style-name="P5"><text:s text:c="5"/>//<text:span text:style-name="T1">Hacemos de vuelta la verificacion de datos</text:span></text:p>
      <text:p text:style-name="P5"><text:s text:c="5"/>if( (b&lt;0) | (b==0) ) </text:p>
      <text:p text:style-name="P4"><text:s text:c="4"/>{ </text:p>
      <text:p text:style-name="P4"><text:s text:c="6"/>printf("Por favor introduzca un valor distinto y mayor que 0 \n "); </text:p>
      <text:p text:style-name="P4"><text:s text:c="6"/>scanf("%u",&amp;b); </text:p>
      <text:p text:style-name="P4"><text:s text:c="4"/>} </text:p>
      <text:p text:style-name="P5"><text:s text:c="4"/>// <text:span text:style-name="T1">Ingresamos el valor del lado C</text:span></text:p>
      <text:p text:style-name="P5"><text:s text:c="4"/>printf("C \n"); </text:p>
      <text:p text:style-name="P4"><text:s text:c="4"/>scanf("%u",&amp;c); </text:p>
      <text:p text:style-name="P5"><text:s text:c="4"/>// <text:span text:style-name="T2">Hacemos la validacion de datos de vuelta</text:span></text:p>
      <text:p text:style-name="P5"><text:s text:c="4"/>if( (c&lt;0) | (c==0) ) </text:p>
      <text:p text:style-name="P4"><text:s text:c="4"/>{ </text:p>
      <text:p text:style-name="P4"><text:s text:c="6"/>printf("Por favor introduzca un valor distinto y mayor que 0 \n "); </text:p>
      <text:p text:style-name="P4"><text:s text:c="6"/>scanf("%u",&amp;c); </text:p>
      <text:p text:style-name="P4"><text:s text:c="4"/>} </text:p>
      <text:p text:style-name="P6"><text:s text:c="4"/>// <text:span text:style-name="T2">Preguntamos si el lado A y el lado C son iguales</text:span></text:p>
      <text:p text:style-name="P6"><text:s text:c="4"/>if( (a==b) &amp; (a==c) ) </text:p>
      <text:p text:style-name="P6"><text:s text:c="6"/>// <text:span text:style-name="T2">Imprimimos en pantalla que es un triangulo equilatero</text:span></text:p>
      <text:p text:style-name="P6"><text:s text:c="6"/>printf("El triangulo es EQUILATERO\n"); </text:p>
      <text:p text:style-name="P6"><text:s text:c="4"/>// <text:span text:style-name="T2">Preguntamos si el lado A es igual B y el lado A es distinto del lado C</text:span></text:p>
      <text:p text:style-name="P6"><text:s text:c="4"/>// <text:s/><text:span text:style-name="T2">O el lado A es igual al C y el lado A es distinto del B </text:span></text:p>
      <text:p text:style-name="P6"><text:s text:c="4"/>if( ( (a==b) &amp; (a!=c) ) | ( (a==c) &amp; (a!=b) ) ) </text:p>
      <text:p text:style-name="P6"><text:s text:c="7"/>// <text:span text:style-name="T2">Imprimimos en pantalla que el triangulo es Isoceles</text:span></text:p>
      <text:p text:style-name="P6"><text:s text:c="7"/>printf("El triangulo es ISOCELES\n"); </text:p>
      <text:p text:style-name="P6"><text:s text:c="4"/>// <text:span text:style-name="T2">Por ultimo preguntamos si el lado A es distinto del lado B y el lado A es </text:span></text:p>
      <text:p text:style-name="P6"><text:s text:c="4"/>// <text:span text:style-name="T2">distinto del lado C</text:span></text:p>
      <text:p text:style-name="P6"><text:s text:c="4"/>if ( ( (a!=b) &amp; (a!=c) ) ) </text:p>
      <text:p text:style-name="P6"><text:s text:c="8"/>// <text:span text:style-name="T2">Imprimimos en pantalla que el triangulo es Escaleno</text:span></text:p>
      <text:p text:style-name="P6"><text:s text:c="8"/>printf("El triangulo es ESCALENO\n"); </text:p>
      <text:p text:style-name="P4"><text:s text:c="2"/>} </text:p>
      <text:p text:style-name="P4"><text:s text:c="2"/>return 0; </text:p>
      <text:p text:style-name="P4"/>
      <text:p text:style-name="P4">} </text:p>
      <text:p text:style-name="P4"/>
      <text:p text:style-name="P4">/* </text:p>
      <text:p text:style-name="P4">Psuedocodigo: </text:p>
      <text:p text:style-name="P4">Declarar variables </text:p>
      <text:p text:style-name="P4"><text:s text:c="2"/>-&gt; Lado A </text:p>
      <text:p text:style-name="P4"><text:s text:c="2"/>-&gt; Lado B </text:p>
      <text:p text:style-name="P4"><text:s text:c="2"/>-&gt; Lado C </text:p>
      <text:p text:style-name="P4"/>
      <text:p text:style-name="P4"><text:soft-page-break/>Recibir los datos de las 3 variables mediante la entrada del teclado por ejemplo. </text:p>
      <text:p text:style-name="P4"/>
      <text:p text:style-name="P4">Una vez ingresados esos valores </text:p>
      <text:p text:style-name="P4">preguntar </text:p>
      <text:p text:style-name="P4">si los valores ingresados son !0 y &gt; a 0 </text:p>
      <text:p text:style-name="P4">comparar </text:p>
      <text:p text:style-name="P4"/>
      <text:p text:style-name="P4">si son todos iguales </text:p>
      <text:p text:style-name="P4"><text:s text:c="2"/>Imprimir eqilatero </text:p>
      <text:p text:style-name="P4">si solamente son 2 iguales </text:p>
      <text:p text:style-name="P4"><text:s text:c="2"/>Imprimir isoceles </text:p>
      <text:p text:style-name="P4">sino </text:p>
      <text:p text:style-name="P4"><text:s text:c="2"/>Imprimir escaleno </text:p>
      <text:p text:style-name="P4">*/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/*<text:tab/><text:tab/><text:tab/><text:tab/>2.7<text:tab/><text:tab/><text:tab/><text:tab/><text:tab/><text:tab/>*/ </text:p>
      <text:p text:style-name="P4">/* </text:p>
      <text:p text:style-name="P4">Escribir un programa que imprima la tabla de multiplicaci ́on de cualquier n ́ </text:p>
      <text:p text:style-name="P4">umero </text:p>
      <text:p text:style-name="P4">de 0 a 10 ingresado por teclado. </text:p>
      <text:p text:style-name="P4">*/ </text:p>
      <text:p text:style-name="P4"/>
      <text:p text:style-name="P4">#include &lt;stdio.h&gt; </text:p>
      <text:p text:style-name="P4"/>
      <text:p text:style-name="P4">// <text:span text:style-name="T3">Declaracion de variables</text:span></text:p>
      <text:p text:style-name="P4"/>
      <text:p text:style-name="P4">int a=1; </text:p>
      <text:p text:style-name="P4">int c=1; </text:p>
      <text:p text:style-name="P4"/>
      <text:p text:style-name="P4">int main (void) </text:p>
      <text:p text:style-name="P4">{ </text:p>
      <text:p text:style-name="P4"><text:soft-page-break/><text:s text:c="2"/></text:p>
      <text:p text:style-name="P4"><text:s text:c="4"/>printf("Bienvenido Por Favor Introduzca el numero \n "); </text:p>
      <text:p text:style-name="P7"><text:s text:c="4"/>// <text:span text:style-name="T3">Leemos el valor ingresado por el teclado</text:span></text:p>
      <text:p text:style-name="P7"><text:s text:c="4"/>scanf("%u",&amp;a); </text:p>
      <text:p text:style-name="P7"><text:s text:c="4"/>//<text:span text:style-name="T3">Multiplicamos el numero ingresado por 0 y lo imprimimos por pantalla</text:span></text:p>
      <text:p text:style-name="P7"><text:s text:c="4"/>c=a*0; </text:p>
      <text:p text:style-name="P4"><text:s text:c="4"/>printf("%d x 0 = %d\n",a,c); </text:p>
      <text:p text:style-name="P7"><text:s text:c="4"/>//<text:span text:style-name="T3">Multiplicamos el numero ingresado por 1 y lo imprimimos por pantalla</text:span></text:p>
      <text:p text:style-name="P7"><text:s text:c="4"/>c=a*1; </text:p>
      <text:p text:style-name="P4"><text:s text:c="4"/>printf("%d x 1 = %d\n",a,c); </text:p>
      <text:p text:style-name="P7"><text:s text:c="4"/>//<text:span text:style-name="T3">Multiplicamos el numero ingresado por 2 y lo imprimimos por pantalla</text:span></text:p>
      <text:p text:style-name="P7"><text:s text:c="4"/>c=a*2; </text:p>
      <text:p text:style-name="P4"><text:s text:c="4"/>printf("%d x 2 = %d\n",a,c); </text:p>
      <text:p text:style-name="P7"><text:s text:c="3"/>//<text:span text:style-name="T3">Multiplicamos el numero ingresado por 3 y lo imprimimos por pantalla</text:span></text:p>
      <text:p text:style-name="P4"><text:s text:c="4"/>c=a*3; </text:p>
      <text:p text:style-name="P4"><text:s text:c="4"/>printf("%d x 3 = %d\n",a,c); </text:p>
      <text:p text:style-name="P7"><text:s text:c="4"/>//<text:span text:style-name="T3">Multiplicamos el numero ingresado por 4 y lo imprimimos por pantalla</text:span></text:p>
      <text:p text:style-name="P4"><text:s text:c="4"/>c=a*4; </text:p>
      <text:p text:style-name="P4"><text:s text:c="4"/>printf("%d x 4 = %d\n",a,c); </text:p>
      <text:p text:style-name="P7"><text:s text:c="4"/>//<text:span text:style-name="T3">Multiplicamos el numero ingresado por 5 y lo imprimimos por pantalla</text:span></text:p>
      <text:p text:style-name="P7"><text:s text:c="4"/>c=a*5; </text:p>
      <text:p text:style-name="P4"><text:s text:c="4"/>printf("%d x 5 = %d\n",a,c); </text:p>
      <text:p text:style-name="P7"><text:s text:c="4"/>//<text:span text:style-name="T3">Multiplicamos el numero ingresado por 6 y lo imprimimos por pantalla</text:span></text:p>
      <text:p text:style-name="P7"><text:s text:c="4"/>c=a*6; </text:p>
      <text:p text:style-name="P4"><text:s text:c="4"/>printf("%d x 6 = %d\n",a,c); </text:p>
      <text:p text:style-name="P7"><text:s text:c="4"/>//<text:span text:style-name="T3">Multiplicamos el numero ingresado por 7 y lo imprimimos por pantalla</text:span></text:p>
      <text:p text:style-name="P7"><text:s text:c="4"/>c=a*7; </text:p>
      <text:p text:style-name="P4"><text:s text:c="4"/>printf("%d x 7 = %d\n",a,c); </text:p>
      <text:p text:style-name="P7"><text:s text:c="4"/>//<text:span text:style-name="T3">Multiplicamos el numero ingresado por 8 y lo imprimimos por pantalla</text:span></text:p>
      <text:p text:style-name="P7"><text:s text:c="4"/>c=a*8; </text:p>
      <text:p text:style-name="P4"><text:s text:c="4"/>printf("%d x 8 = %d\n",a,c); </text:p>
      <text:p text:style-name="P7"><text:s text:c="4"/>//<text:span text:style-name="T3">Multiplicamos el numero ingresado por 9 y lo imprimimos por pantalla</text:span></text:p>
      <text:p text:style-name="P7"><text:s text:c="4"/>c=a*9; </text:p>
      <text:p text:style-name="P4"><text:s text:c="4"/>printf("%d x 9 = %d\n",a,c); </text:p>
      <text:p text:style-name="P4"><text:s text:c="2"/>return 0; </text:p>
      <text:p text:style-name="P4"/>
      <text:p text:style-name="P4">} </text:p>
      <text:p text:style-name="P4"/>
      <text:p text:style-name="P4"/>
      <text:p text:style-name="P4"/>
      <text:p text:style-name="P4"/>
      <text:p text:style-name="P4"/>
      <text:p text:style-name="P4"><text:soft-page-break/>/* </text:p>
      <text:p text:style-name="P4">Psuedocodigo: </text:p>
      <text:p text:style-name="P15">Declaramos variables</text:p>
      <text:p text:style-name="P15">Ingresamo el numero</text:p>
      <text:p text:style-name="P15">Multiplicamos ese numero desde 0 hasta 9</text:p>
      <text:p text:style-name="P15">Imprimimos en pantalla</text:p>
      <text:p text:style-name="P4">*/ </text:p>
      <text:p text:style-name="P4">#include &lt;stdio.h&gt; </text:p>
      <text:p text:style-name="P4"/>
      <text:p text:style-name="P4">/* <text:s text:c="5"/>2.8 <text:s text:c="4"/>*/ </text:p>
      <text:p text:style-name="P4">/* </text:p>
      <text:p text:style-name="P4">Escribir un programa que obtenga el factorial de un nŽumero ingresado por </text:p>
      <text:p text:style-name="P4">teclado. </text:p>
      <text:p text:style-name="P4">*/ </text:p>
      <text:p text:style-name="P4">int main(void) </text:p>
      <text:p text:style-name="P4">{ </text:p>
      <text:p text:style-name="P4"><text:s text:c="4"/>// <text:span text:style-name="T4">Declaramos variables </text:span></text:p>
      <text:p text:style-name="P4"><text:s text:c="4"/>int factorial = 0; </text:p>
      <text:p text:style-name="P4"><text:s text:c="4"/>int temporal; </text:p>
      <text:p text:style-name="P8"><text:s text:c="4"/>// <text:span text:style-name="T4">Imprimimos en pantalla</text:span></text:p>
      <text:p text:style-name="P8"><text:s text:c="4"/>printf("Por Favor Ingrese el numero\n"); </text:p>
      <text:p text:style-name="P8"><text:s text:c="4"/>// <text:span text:style-name="T4">Leemos el caracter ingresado por teclado</text:span></text:p>
      <text:p text:style-name="P8"><text:s text:c="4"/>scanf("%d",&amp;factorial); </text:p>
      <text:p text:style-name="P8"><text:s text:c="4"/>// <text:span text:style-name="T4">Le restamos 1 al factorial y lo guardamos en temporal asi </text:span></text:p>
      <text:p text:style-name="P15"><text:s text:c="4"/>// podemos empezar a multiplicar por el inmediatmente menor en N</text:p>
      <text:p text:style-name="P8"><text:s text:c="4"/>emporal = factorial -1; </text:p>
      <text:p text:style-name="P8"><text:s text:c="4"/>// <text:span text:style-name="T4">Este bucle se repetira mientras temporal sea mayor que 1</text:span></text:p>
      <text:p text:style-name="P8"><text:s text:c="4"/>while (temporal &gt;= 1) </text:p>
      <text:p text:style-name="P4"><text:s text:c="4"/>{<text:tab/> </text:p>
      <text:p text:style-name="P8"><text:s text:c="4"/><text:tab/>// <text:span text:style-name="T4">multiplcamos y guardamos el resultado en factorial</text:span></text:p>
      <text:p text:style-name="P8"><text:s text:c="9"/>factorial = temporal * factorial; </text:p>
      <text:p text:style-name="P8"><text:tab/>// <text:span text:style-name="T4">se le resta 1 a temporal</text:span></text:p>
      <text:p text:style-name="P8"><text:s text:c="9"/>temporal -- ; </text:p>
      <text:p text:style-name="P4"><text:s text:c="4"/>} </text:p>
      <text:p text:style-name="P8"><text:s text:c="4"/>// <text:span text:style-name="T4">Imprimimos el valor en pantalla del factorial</text:span></text:p>
      <text:p text:style-name="P8"><text:s text:c="4"/>printf("numero %d\n",factorial); </text:p>
      <text:p text:style-name="P4"/>
      <text:p text:style-name="P4"><text:s text:c="4"/>return 0; </text:p>
      <text:p text:style-name="P4">} </text:p>
      <text:p text:style-name="P4">/*Pseudocodigo*/ </text:p>
      <text:p text:style-name="P4">/* </text:p>
      <text:p text:style-name="P4">Declarar variables </text:p>
      <text:p text:style-name="P4"><text:soft-page-break/><text:tab/>-&gt; Factorial </text:p>
      <text:p text:style-name="P4"><text:tab/>-&gt; Temporal </text:p>
      <text:p text:style-name="P4">Ingresamos el numero que deseamos hacerle el factorial </text:p>
      <text:p text:style-name="P4">le restamos 1 al numero que queremos hacerle el factorial y asignamos ese valor a otra variable </text:p>
      <text:p text:style-name="P4">mientras (factorial sea menor igual a 1) </text:p>
      <text:p text:style-name="P4"><text:tab/>multiplicamos factorial por temporal </text:p>
      <text:p text:style-name="P4"><text:tab/>le restamos uno a temporal </text:p>
      <text:p text:style-name="P4">imprimios el factorial en pantalla </text:p>
      <text:p text:style-name="P4">*/</text:p>
      <text:p text:style-name="P4"/>
      <text:p text:style-name="P4"/>
      <text:p text:style-name="P4"/>
      <text:p text:style-name="P4"/>
      <text:p text:style-name="P4"/>
      <text:p text:style-name="P4">#include &lt;stdio.h&gt; </text:p>
      <text:p text:style-name="P4"/>
      <text:p text:style-name="P4">/* <text:s text:c="5"/>2.8 <text:s text:c="4"/>*/ </text:p>
      <text:p text:style-name="P4">/* </text:p>
      <text:p text:style-name="P4">Escribir un programa que obtenga el <text:span text:style-name="T6">promedio y termine la secuencia cuando se le ingrese el numero 0</text:span></text:p>
      <text:p text:style-name="P4">*/ </text:p>
      <text:p text:style-name="P4">int main(void) </text:p>
      <text:p text:style-name="P4">{ </text:p>
      <text:p text:style-name="P4"><text:s text:c="4"/>// <text:span text:style-name="T5">Declaracion de varibles</text:span></text:p>
      <text:p text:style-name="P4"><text:s text:c="4"/>float numeros=2; </text:p>
      <text:p text:style-name="P4"><text:s text:c="4"/>float cantidad =0; </text:p>
      <text:p text:style-name="P4"><text:s text:c="4"/>float temporal=0; </text:p>
      <text:p text:style-name="P4"><text:s text:c="4"/>float promedio = 0; </text:p>
      <text:p text:style-name="P9"><text:s text:c="4"/>// <text:span text:style-name="T5">Imprimimos mensjae de entrada en la pantalla </text:span></text:p>
      <text:p text:style-name="P9"><text:s text:c="4"/>printf("Por Favor Ingrese los numero a hacer el promedio\n"); </text:p>
      <text:p text:style-name="P9"><text:s text:c="4"/>// <text:span text:style-name="T5">mientras el valor ingresado sea distinto de 0 se quedara en la iteracion </text:span></text:p>
      <text:p text:style-name="P9"><text:s text:c="4"/>while (numeros != 0) </text:p>
      <text:p text:style-name="P4"><text:s text:c="4"/>{ </text:p>
      <text:p text:style-name="P10"><text:s text:c="4"/>//<text:span text:style-name="T6">Limpiamos el valor de numeros asi no se producen errores, </text:span><text:s/></text:p>
      <text:p text:style-name="P10"><text:s text:c="4"/>numeros=0; </text:p>
      <text:p text:style-name="P10"><text:s text:c="4"/>//<text:span text:style-name="T6">Leemos el valor ingresado por teclado</text:span></text:p>
      <text:p text:style-name="P10"><text:s text:c="4"/>scanf("%f",&amp;numeros); <text:s text:c="3"/></text:p>
      <text:p text:style-name="P10"><text:s text:c="4"/>//<text:span text:style-name="T6">preguntamos si numeros es distinto de 0</text:span></text:p>
      <text:p text:style-name="P10"><text:s text:c="4"/>if (numeros != 0) </text:p>
      <text:p text:style-name="P4"><text:s text:c="4"/>{ </text:p>
      <text:p text:style-name="P10"><text:s text:c="4"/><text:tab/></text:p>
      <text:p text:style-name="P10"><text:soft-page-break/><text:tab/>// <text:span text:style-name="T6">Aumentamos en 1 cantidad</text:span></text:p>
      <text:p text:style-name="P10"><text:s text:c="2"/><text:tab/>cantidad ++; </text:p>
      <text:p text:style-name="P10"><text:s text:c="4"/><text:tab/>// <text:span text:style-name="T6">sumamos todos los numeros ingresados y los guardamos en temporal</text:span></text:p>
      <text:p text:style-name="P10"><text:s/><text:tab/>temporal += numeros;<text:tab/> <text:s text:c="6"/></text:p>
      <text:p text:style-name="P4"><text:s text:c="4"/>} </text:p>
      <text:p text:style-name="P4"><text:s text:c="4"/>} </text:p>
      <text:p text:style-name="P10"><text:s text:c="4"/>//<text:span text:style-name="T6">divimos la suma por la cantidad de numeros ingresados y lo guardamos en <text:s/></text:span></text:p>
      <text:p text:style-name="P18">//promedio</text:p>
      <text:p text:style-name="P10"><text:s text:c="4"/>promedio = temporal / cantidad;<text:tab/> </text:p>
      <text:p text:style-name="P10"><text:s text:c="4"/>//<text:span text:style-name="T6">Imprimimos en pantalla el promedio</text:span> </text:p>
      <text:p text:style-name="P10"><text:s text:c="4"/>printf(" El promedio es ....:%5.3f\n",promedio); </text:p>
      <text:p text:style-name="P4"><text:s text:c="4"/>return 0; </text:p>
      <text:p text:style-name="P4">} </text:p>
      <text:p text:style-name="P4">/*Pseudocodigo*/ </text:p>
      <text:p text:style-name="P4">/* </text:p>
      <text:p text:style-name="P4">Declarar variables </text:p>
      <text:p text:style-name="P4"><text:tab/>-&gt; numeros </text:p>
      <text:p text:style-name="P4"><text:tab/>-&gt; temporal<text:tab/> </text:p>
      <text:p text:style-name="P4"><text:tab/>-&gt; cantidad </text:p>
      <text:p text:style-name="P4"><text:tab/>-&gt; promedio </text:p>
      <text:p text:style-name="P4">mientras ( los numeros ingresados sean distintos de 0) </text:p>
      <text:p text:style-name="P4"><text:tab/>ingresamos los numeros </text:p>
      <text:p text:style-name="P4"><text:tab/>si (los numeros son distintos de 0) </text:p>
      <text:p text:style-name="P4"><text:tab/><text:tab/>sumamos 1 <text:s/>a la variable cantidad </text:p>
      <text:p text:style-name="P4"><text:tab/><text:tab/>sumamos el numero ingresado a la sumatoria total del promedio y guardamos ese valor en la variable temporal </text:p>
      <text:p text:style-name="P4">luego de haber ingresado el 0, hacemos la division entre la sumatoria y la cantidad de datos ingresados </text:p>
      <text:p text:style-name="P4">almacenamos ese valor en la varible promedio </text:p>
      <text:p text:style-name="P4">imprimimos el resultado en pantallas </text:p>
      <text:p text:style-name="P4">*/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/* </text:p>
      <text:p text:style-name="P4">/*<text:tab/><text:tab/>2.10<text:tab/><text:tab/><text:tab/><text:tab/>*/ </text:p>
      <text:p text:style-name="P4">/*Se tienen 5 sensores de temperatura, que registran 15 temperaturas distintas </text:p>
      <text:p text:style-name="P4">cada uno. Esas temperaturas se ingresan de a una por vez, primero las 15 del </text:p>
      <text:p text:style-name="P4">1er sensor, luego las 15 del segundo, y asi sucesivamente. </text:p>
      <text:p text:style-name="P4">• Temperatura promedio detectada por cada sensor. </text:p>
      <text:p text:style-name="P4">• Maxima temperatura registrada por cada sensor. </text:p>
      <text:p text:style-name="P4">• Numero de sensor que registro la temperatura maxima </text:p>
      <text:p text:style-name="P4">*/ </text:p>
      <text:p text:style-name="P4">#include &lt;stdio.h&gt; </text:p>
      <text:p text:style-name="P4">int main(void) </text:p>
      <text:p text:style-name="P4">{ </text:p>
      <text:p text:style-name="P11"><text:s text:c="4"/>// <text:span text:style-name="T7">Declaramos variables usamos vectores porque no se me ocurrio de otra <text:s text:c="10"/></text:span></text:p>
      <text:p text:style-name="P16"><text:s text:c="4"/>// <text:s text:c="3"/>forma al igual que el exceso de usos de bucles for</text:p>
      <text:p text:style-name="P16"><text:s text:c="4"/>// Aclaracion los valores los cargo previa compilacion</text:p>
      <text:p text:style-name="P4"><text:s text:c="4"/>float sensor1[] = {1,2,3,4,5,6,7,8,9,10,11,12,13,14,15}; </text:p>
      <text:p text:style-name="P4"><text:soft-page-break/><text:s text:c="4"/>float sensor2[] = {11,22,33,44,55,66,77,88,99,100,111,122,133,144,1000}; </text:p>
      <text:p text:style-name="P4"><text:s text:c="4"/>float sensor3[] = {1.1,2.2,3.3,4.4,5.5,6.6,7.7,8.8,9.9,1,1.21,1.32,1.33,1.44,1.45}; </text:p>
      <text:p text:style-name="P4"><text:s text:c="4"/>float sensor4[] = {17,28,39,41,52,63,74,85,69,71,81,72,73,54,15}; </text:p>
      <text:p text:style-name="P4"><text:s text:c="4"/>float sensor5[] = {0.1,0.2,0.09,0.4,0.5,0.6,0.7,0.8,0.9,0.101,1.1,1.2,1.3,1.4,1.5}; </text:p>
      <text:p text:style-name="P4"><text:s text:c="4"/>int i=0,v=0; </text:p>
      <text:p text:style-name="P4"><text:s text:c="4"/>float aux_m,aux_ms; <text:s/></text:p>
      <text:p text:style-name="P4"><text:s text:c="4"/>float promedio=0; <text:s text:c="3"/></text:p>
      <text:p text:style-name="P4"><text:s/>// calculo de valor maximo </text:p>
      <text:p text:style-name="P4"><text:s text:c="4"/>for(i=0;i&lt;15;i++) </text:p>
      <text:p text:style-name="P4"><text:s text:c="4"/>{ </text:p>
      <text:p text:style-name="P11"><text:s text:c="9"/>// <text:span text:style-name="T7">comparamos con la variable auxiliar mientras recorremos el vector</text:span></text:p>
      <text:p text:style-name="P11"><text:tab/>if(aux_m&lt;sensor1[i]) </text:p>
      <text:p text:style-name="P4"><text:s text:c="12"/>aux_m=sensor1[i]; </text:p>
      <text:p text:style-name="P4"><text:tab/>if(aux_ms&lt;sensor1[i]) </text:p>
      <text:p text:style-name="P4"><text:s text:c="12"/>aux_ms=sensor1[i]; </text:p>
      <text:p text:style-name="P4"><text:s text:c="4"/>} </text:p>
      <text:p text:style-name="P11"><text:s text:c="4"/>//<text:span text:style-name="T7">Imprimimos el valor maximo del sensor 1</text:span></text:p>
      <text:p text:style-name="P11"><text:tab/>printf("la temperatura maxima registrada por el sensor_1 es:%f4.3\n ",aux_ms); </text:p>
      <text:p text:style-name="P11"><text:s text:c="3"/>// <text:span text:style-name="T7">por las dudados borramos el valor de la variable I e aux_ms</text:span> </text:p>
      <text:p text:style-name="P11"><text:s text:c="4"/>i=0; </text:p>
      <text:p text:style-name="P4"><text:s text:c="4"/>aux_ms=0; </text:p>
      <text:p text:style-name="P12"><text:s text:c="4"/>// <text:span text:style-name="T8">comparamos el valor maximo del vector con el resto de los vectores</text:span></text:p>
      <text:p text:style-name="P12"><text:s text:c="4"/>for(i=0;i&lt;15;i++) </text:p>
      <text:p text:style-name="P4"><text:s text:c="4"/>{ </text:p>
      <text:p text:style-name="P4"><text:s text:c="8"/>if(aux_m&lt;sensor2[i]) </text:p>
      <text:p text:style-name="P4"><text:s text:c="12"/>aux_m=sensor2[i]; </text:p>
      <text:p text:style-name="P4"><text:tab/>if(aux_ms&lt;sensor2[i]) </text:p>
      <text:p text:style-name="P4"><text:s text:c="12"/>aux_ms=sensor2[i]; </text:p>
      <text:p text:style-name="P4"><text:s text:c="4"/>} </text:p>
      <text:p text:style-name="P12"><text:s text:c="4"/>// <text:span text:style-name="T7">por las dudados borramos el valor de la variable I e aux_ms</text:span> </text:p>
      <text:p text:style-name="P12"><text:s text:c="4"/>i=0; </text:p>
      <text:p text:style-name="P4"><text:s text:c="4"/>aux_ms=0; </text:p>
      <text:p text:style-name="P12"><text:s text:c="4"/>// <text:span text:style-name="T8">imprimimos el valor maximo del sensor 2 </text:span></text:p>
      <text:p text:style-name="P12"><text:s text:c="4"/>printf("la temperatura maxima registrada por el sensor_2 es:%f4.3\n ",aux_ms); </text:p>
      <text:p text:style-name="P12"><text:s text:c="4"/></text:p>
      <text:p text:style-name="P12"/>
      <text:p text:style-name="P12"/>
      <text:p text:style-name="P12"/>
      <text:p text:style-name="P12"><text:soft-page-break/><text:s/>// <text:span text:style-name="T8">comparamos el valor maximo del vector <text:s/>con el resto de los vectores</text:span></text:p>
      <text:p text:style-name="P12">for(i=0;i&lt;15;i++) </text:p>
      <text:p text:style-name="P4"><text:s text:c="4"/>{ </text:p>
      <text:p text:style-name="P4"><text:s text:c="8"/>if(aux_m&lt;sensor3[i]) </text:p>
      <text:p text:style-name="P4"><text:s text:c="12"/>aux_m=sensor3[i]; </text:p>
      <text:p text:style-name="P4"><text:tab/>if(aux_ms&lt;sensor3[i]) </text:p>
      <text:p text:style-name="P4"><text:s text:c="12"/>aux_ms=sensor3[i]; </text:p>
      <text:p text:style-name="P4"><text:s text:c="4"/>} </text:p>
      <text:p text:style-name="P12"><text:s text:c="5"/>// <text:span text:style-name="T7">por las dudados borramos el valor de la variable I e aux_ms</text:span> </text:p>
      <text:p text:style-name="P12"><text:s text:c="4"/>i=0; </text:p>
      <text:p text:style-name="P4"><text:s text:c="4"/>aux_ms=0; </text:p>
      <text:p text:style-name="P13"><text:s text:c="5"/>// <text:span text:style-name="T9">Imprimimos el valor maximo del sensor 3</text:span> <text:s/></text:p>
      <text:p text:style-name="P13"><text:s/>printf("la temperatura maxima registrada por el sensor_3 es:%f4.3\n ",aux_ms);<text:tab/> </text:p>
      <text:p text:style-name="P13"><text:s text:c="3"/>// <text:span text:style-name="T9">comparamos el valor maximo de los sensores anteriores con los del sensor 4</text:span></text:p>
      <text:p text:style-name="P13"><text:s text:c="4"/>for(i=0;i&lt;15;i++) </text:p>
      <text:p text:style-name="P4"><text:s text:c="4"/>{ </text:p>
      <text:p text:style-name="P4"><text:s text:c="8"/>if(aux_m&lt;sensor4[i]) </text:p>
      <text:p text:style-name="P4"><text:s text:c="12"/>aux_m=sensor4[i]; </text:p>
      <text:p text:style-name="P4"><text:tab/>if(aux_ms&lt;sensor4[i]) </text:p>
      <text:p text:style-name="P4"><text:s text:c="12"/>aux_ms=sensor4[i]; </text:p>
      <text:p text:style-name="P4"><text:s text:c="4"/>} </text:p>
      <text:p text:style-name="P13"><text:s text:c="4"/><text:bookmark-start text:name="__DdeLink__1236_1383317193"/>//<text:span text:style-name="T9">Imprimimos el valor maximo registrado por el sensor 4</text:span> <text:bookmark-end text:name="__DdeLink__1236_1383317193"/></text:p>
      <text:p text:style-name="P13"><text:s text:c="4"/>printf("la temperatura maxima registrada por el sensor_4 es:%f4.3\n ",aux_ms); </text:p>
      <text:p text:style-name="P13"><text:s text:c="5"/>// <text:span text:style-name="T7">por las dudados borramos el valor de la variable I e aux_ms</text:span> </text:p>
      <text:p text:style-name="P13"><text:s text:c="4"/>i=0; </text:p>
      <text:p text:style-name="P4"><text:s text:c="4"/>aux_ms=0; </text:p>
      <text:p text:style-name="P13"><text:s text:c="4"/>/ <text:span text:style-name="T9">comparamos el valor maximo de los sensores anteriores con los del sensor 5</text:span></text:p>
      <text:p text:style-name="P13"><text:s text:c="5"/>for(i=0;i&lt;15;i++) </text:p>
      <text:p text:style-name="P4"><text:s text:c="4"/>{ </text:p>
      <text:p text:style-name="P4"><text:s text:c="8"/>if(aux_m&lt;sensor5[i]) </text:p>
      <text:p text:style-name="P4"><text:s text:c="12"/>aux_m=sensor5[i]; </text:p>
      <text:p text:style-name="P4"><text:tab/>if(aux_ms&lt;sensor5[i]) </text:p>
      <text:p text:style-name="P4"><text:s text:c="12"/>aux_ms=sensor5[i]; </text:p>
      <text:p text:style-name="P4"><text:s text:c="4"/>} </text:p>
      <text:p text:style-name="P13"><text:s text:c="4"/>//<text:span text:style-name="T9">Imprimimos el valor maximo registrado por el sensor 5</text:span></text:p>
      <text:p text:style-name="P13"><text:s text:c="4"/>printf("la temperatura maxima registrada por el sensor_5 es:%f4.3\n ",aux_ms); </text:p>
      <text:p text:style-name="P4"><text:s text:c="4"/>printf("El valor maximo de todos los sensores es %10.5f\n",aux_m); </text:p>
      <text:p text:style-name="P4"><text:s text:c="4"/>//Calculo de los valores promedio </text:p>
      <text:p text:style-name="P13"><text:s text:c="4"/></text:p>
      <text:p text:style-name="P13"><text:soft-page-break/><text:s text:c="5"/>//<text:span text:style-name="T9">recorremos el vector y sumamos todos los valores</text:span></text:p>
      <text:p text:style-name="P13"><text:s text:c="5"/>for(i=0;i&lt;15;i++) </text:p>
      <text:p text:style-name="P4"><text:s text:c="4"/>{ </text:p>
      <text:p text:style-name="P4"><text:s text:c="8"/></text:p>
      <text:p text:style-name="P4"><text:s text:c="8"/>promedio+=sensor1[i]; </text:p>
      <text:p text:style-name="P4"><text:s text:c="4"/>} </text:p>
      <text:p text:style-name="P13"><text:s text:c="4"/>// <text:span text:style-name="T9">Divimos la sumatoria y la dividimos por la cantidad de valores, luego <text:s text:c="2"/>//imprimimos repetimos esta accion con los 5 sensores</text:span></text:p>
      <text:p text:style-name="P13"><text:s text:c="4"/>promedio=promedio/15; </text:p>
      <text:p text:style-name="P4"><text:s text:c="4"/>printf("El valor promedio del sensor_1 es %10.5f\n",promedio); </text:p>
      <text:p text:style-name="P4"><text:s text:c="4"/>i=0; </text:p>
      <text:p text:style-name="P4"><text:s text:c="4"/>promedio=0; </text:p>
      <text:p text:style-name="P4"><text:s text:c="4"/>for(i=0;i&lt;15;i++) </text:p>
      <text:p text:style-name="P4"><text:s text:c="4"/>{ </text:p>
      <text:p text:style-name="P4"><text:s text:c="8"/></text:p>
      <text:p text:style-name="P4"><text:s text:c="8"/>promedio+=sensor2[i]; </text:p>
      <text:p text:style-name="P4"><text:s text:c="4"/>} </text:p>
      <text:p text:style-name="P4"><text:s text:c="4"/>promedio=promedio/15; </text:p>
      <text:p text:style-name="P4"><text:s text:c="4"/>printf("El valor promedio del sensor_2 es %10.5f\n",promedio); </text:p>
      <text:p text:style-name="P4"><text:s text:c="4"/>promedio=0; </text:p>
      <text:p text:style-name="P4"><text:s text:c="4"/>i=0; </text:p>
      <text:p text:style-name="P4"><text:s text:c="4"/>for(i=0;i&lt;15;i++) </text:p>
      <text:p text:style-name="P4"><text:s text:c="4"/>{ </text:p>
      <text:p text:style-name="P4"><text:s text:c="8"/></text:p>
      <text:p text:style-name="P4"><text:s text:c="8"/>promedio+=sensor3[i]; </text:p>
      <text:p text:style-name="P4"><text:s text:c="4"/>} </text:p>
      <text:p text:style-name="P4"><text:s text:c="4"/>promedio=promedio/15; </text:p>
      <text:p text:style-name="P4"><text:s text:c="4"/>printf("El valor promedio del sensor_3 es %10.5f\n",promedio); </text:p>
      <text:p text:style-name="P4"><text:s text:c="4"/>promedio=0; </text:p>
      <text:p text:style-name="P4"><text:s text:c="4"/>i=0; </text:p>
      <text:p text:style-name="P4"><text:s text:c="4"/>for(i=0;i&lt;15;i++) </text:p>
      <text:p text:style-name="P4"><text:s text:c="4"/>{ </text:p>
      <text:p text:style-name="P4"><text:s text:c="8"/></text:p>
      <text:p text:style-name="P4"><text:s text:c="8"/>promedio+=sensor4[i]; </text:p>
      <text:p text:style-name="P4"><text:s text:c="4"/>} </text:p>
      <text:p text:style-name="P4"><text:s text:c="4"/>promedio=promedio/15; </text:p>
      <text:p text:style-name="P4"><text:s text:c="4"/>printf("El valor promedio del sensor_4 es %10.5f\n",promedio); </text:p>
      <text:p text:style-name="P4"><text:s text:c="4"/>promedio=0; </text:p>
      <text:p text:style-name="P4"><text:s text:c="4"/>i=0; </text:p>
      <text:p text:style-name="P4"><text:s text:c="4"/>for(i=0;i&lt;15;i++) </text:p>
      <text:p text:style-name="P4"><text:s text:c="4"/>{ </text:p>
      <text:p text:style-name="P4"><text:s text:c="8"/></text:p>
      <text:p text:style-name="P4"><text:soft-page-break/><text:s text:c="8"/>promedio+=sensor5[i]; </text:p>
      <text:p text:style-name="P4"><text:s text:c="4"/>} </text:p>
      <text:p text:style-name="P4"><text:s text:c="4"/>promedio=promedio/15; </text:p>
      <text:p text:style-name="P4"><text:s text:c="4"/>printf("El valor promedio del sensor_5 es %10.5f\n",promedio); <text:s text:c="3"/></text:p>
      <text:p text:style-name="P4">return 0; </text:p>
      <text:p text:style-name="P4">} </text:p>
      <text:p text:style-name="P4">/*Pseudocodigo*/ </text:p>
      <text:p text:style-name="P4">/* </text:p>
      <text:p text:style-name="P4">se declaran las <text:s/>variables, usamos vector para una mayor comodidad </text:p>
      <text:p text:style-name="P4">recorremos los vectores </text:p>
      <text:p text:style-name="P4">Accion <text:s/>x 5 </text:p>
      <text:p text:style-name="P4">{ </text:p>
      <text:p text:style-name="P4">preguntamos mientras recorremos el vector </text:p>
      <text:p text:style-name="P4">si el valor reorrido <text:s/>es el maximo de todos lo imprimimos </text:p>
      <text:p text:style-name="P4">preguntamos si el valor maximo del sensor anterior es mayor a algun valor del siguiente sensor </text:p>
      <text:p text:style-name="P4"><text:tab/>imprimimos el valor maximo de los 5 sensores </text:p>
      <text:p text:style-name="P4">} </text:p>
      <text:p text:style-name="P4">Accion <text:s/>x 5 </text:p>
      <text:p text:style-name="P4">{ </text:p>
      <text:p text:style-name="P4">mientras recorremos el vector </text:p>
      <text:p text:style-name="P4">sumamos todas los valores de los subindices y los divimos por 15 </text:p>
      <text:p text:style-name="P4">imprimimos el valor en pantalla </text:p>
      <text:p text:style-name="P4">} </text:p>
      <text:p text:style-name="P4">*/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0:34:48.502062084</meta:creation-date>
    <dc:date>2016-04-18T09:54:20.737399745</dc:date>
    <meta:editing-duration>PT13H11M54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7" meta:paragraph-count="504" meta:word-count="2172" meta:character-count="15283" meta:non-whitespace-character-count="11769"/>
  </office:meta>
</office:document-meta>
</file>